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Standard">
      <style:text-properties officeooo:paragraph-rsid="001e4def"/>
    </style:style>
    <style:style style:name="P3" style:family="paragraph" style:parent-style-name="Text_20_body">
      <style:text-properties officeooo:paragraph-rsid="001e4def"/>
    </style:style>
    <style:style style:name="P4" style:family="paragraph" style:parent-style-name="Heading_20_3">
      <style:text-properties officeooo:paragraph-rsid="003a32fc"/>
    </style:style>
    <style:style style:name="P5" style:family="paragraph" style:parent-style-name="Heading_20_5">
      <style:text-properties officeooo:paragraph-rsid="003a32fc"/>
    </style:style>
    <style:style style:name="P6" style:family="paragraph" style:parent-style-name="Text_20_body" style:list-style-name="L21"/>
    <style:style style:name="P7" style:family="paragraph" style:parent-style-name="Text_20_body" style:list-style-name="L22"/>
    <style:style style:name="P8" style:family="paragraph" style:parent-style-name="Text_20_body" style:list-style-name="L28"/>
    <style:style style:name="P9" style:family="paragraph" style:parent-style-name="Text_20_body" style:list-style-name="L29"/>
    <style:style style:name="P10" style:family="paragraph" style:parent-style-name="Text_20_body">
      <style:text-properties officeooo:paragraph-rsid="003833f3"/>
    </style:style>
    <style:style style:name="P11" style:family="paragraph" style:parent-style-name="Text_20_body">
      <style:text-properties officeooo:paragraph-rsid="003a8a37"/>
    </style:style>
    <style:style style:name="T1" style:family="text">
      <style:text-properties officeooo:rsid="001e4def"/>
    </style:style>
    <style:style style:name="T2" style:family="text">
      <style:text-properties fo:font-weight="bold"/>
    </style:style>
    <style:style style:name="T3" style:family="text">
      <style:text-properties officeooo:rsid="00208342"/>
    </style:style>
    <style:style style:name="T4" style:family="text">
      <style:text-properties officeooo:rsid="00214bee"/>
    </style:style>
    <style:style style:name="T5" style:family="text">
      <style:text-properties officeooo:rsid="0022cd7c"/>
    </style:style>
    <style:style style:name="T6" style:family="text">
      <style:text-properties officeooo:rsid="0023f7fd"/>
    </style:style>
    <style:style style:name="T7" style:family="text">
      <style:text-properties officeooo:rsid="00282299"/>
    </style:style>
    <style:style style:name="T8" style:family="text">
      <style:text-properties officeooo:rsid="002906c7"/>
    </style:style>
    <style:style style:name="T9" style:family="text">
      <style:text-properties officeooo:rsid="002d5c55"/>
    </style:style>
    <style:style style:name="T10" style:family="text">
      <style:text-properties officeooo:rsid="0030ab9e"/>
    </style:style>
    <style:style style:name="T11" style:family="text">
      <style:text-properties style:font-name="Liberation Sans" fo:font-size="16.1000003814697pt" fo:font-weight="bold" officeooo:rsid="0030ab9e" style:font-name-asian="Noto Sans CJK SC" style:font-size-asian="16.1000003814697pt" style:font-weight-asian="bold" style:font-name-complex="Lohit Devanagari" style:font-size-complex="16.1000003814697pt" style:font-weight-complex="bold"/>
    </style:style>
    <style:style style:name="T12" style:family="text">
      <style:text-properties officeooo:rsid="0031e9db"/>
    </style:style>
    <style:style style:name="T13" style:family="text">
      <style:text-properties officeooo:rsid="003744a2"/>
    </style:style>
    <style:style style:name="T14" style:family="text">
      <style:text-properties fo:font-weight="normal" style:font-weight-asian="normal" style:font-weight-complex="normal"/>
    </style:style>
    <style:style style:name="T15" style:family="text">
      <style:text-properties officeooo:rsid="003833f3"/>
    </style:style>
    <style:style style:name="T16" style:family="text">
      <style:text-properties officeooo:rsid="003a32f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lmost Common Desktop Environment</text:h>
      <text:p text:style-name="Standard"/>
      <text:p text:style-name="P2">Welcome to the ACDE ( Almost Common Desktop Environment ). It is an <text:span text:style-name="T1">environment</text:span> that is very <text:span text:style-name="T1">reminiscent of the well known CDE ( Common Desktop Environment )</text:span> <text:span text:style-name="T1">as is delivered with </text:span><text:span text:style-name="T9">UNIX and specifically </text:span><text:span text:style-name="T1">Solaris.</text:span></text:p>
      <text:p text:style-name="P2"/>
      <text:p text:style-name="P3">The <text:span text:style-name="T3">A</text:span>CDE desktop comprises a <text:span text:style-name="T2">Front Panel</text:span> sitting over a selected screen background. The Front Panel displays information about your workstation, and enables you to run applications. Applications that are running are represented by windows and icons on the workspace.</text:p>
      <text:h text:style-name="Heading_20_2" text:outline-level="2"><text:bookmark text:name="basicskills-18"/>Front Panel</text:h>
      <text:p text:style-name="Text_20_body"><text:bookmark text:name="indexterm-4"/><text:bookmark text:name="indexterm-5"/><text:bookmark text:name="indexterm-6"/><text:bookmark text:name="indexterm-3"/>The Front Panel is a collection of frequently used controls and desktop services available.</text:p>
      <text:h text:style-name="Heading_20_2" text:outline-level="2">Working With Files</text:h>
      <text:p text:style-name="Text_20_body"><text:bookmark text:name="indexterm-14"/><text:bookmark text:name="indexterm-13"/><text:bookmark text:name="indexterm-12"/><text:bookmark text:name="indexterm-11"/>The Files <text:span text:style-name="T4">icon</text:span> gives you access to <text:span text:style-name="T4">the file browser</text:span>.</text:p>
      <text:p text:style-name="P2"><text:span text:style-name="T4">A</text:span>CDE provides <text:span text:style-name="T4">a limited</text:span>-functioned File Manager application. In File Manager, files and folders are represented by icons that indicate their types. </text:p>
      <text:p text:style-name="Standard"/>
      <text:h text:style-name="Heading_20_3" text:outline-level="3">Deleting Files</text:h>
      <text:p text:style-name="Text_20_body"><text:span text:style-name="T5">A</text:span>CDE provides a <text:span text:style-name="T2">trash can</text:span> or wastebasket facility. The Trash Can is a temporary store for objects (files and folders) to be deleted. Once in the Trash Can, the objects no longer appear in their original folder. </text:p>
      <text:h text:style-name="Heading_20_3" text:outline-level="3">Running Applications</text:h>
      <text:p text:style-name="Text_20_body"><text:span text:style-name="T6">A</text:span>CDE provides the following method of running applications: </text:p>
      <text:p text:style-name="Text_20_body">- The Front Panel and the Workspace menu provide access to collections of <text:span text:style-name="T6">available</text:span> applications. </text:p>
      <text:h text:style-name="Heading_20_2" text:outline-level="2">Working with Windows</text:h>
      <text:p text:style-name="Text_20_body">This section describes how to open, close, and manipulate windows in a workspace.</text:p>
      <text:h text:style-name="Heading_20_3" text:outline-level="3"><text:bookmark text:name="6jdq6q1vi"/>Window Frame Controls</text:h>
      <text:p text:style-name="Text_20_body"><text:bookmark text:name="indexterm-29"/><text:bookmark text:name="indexterm-28"/>A window's frame provides controls with which you can:</text:p>
      <text:p text:style-name="Text_20_body">- Focus attention on a window, making it active (indicated by its frame changing color) for input from your mouse</text:p>
      <text:p text:style-name="Text_20_body">- Move a window</text:p>
      <text:p text:style-name="Text_20_body">- Minimize a window into an icon</text:p>
      <text:p text:style-name="Text_20_body">- Close a window, removing it from the desktop</text:p>
      <text:p text:style-name="Text_20_body">Click the Window menu button to display the Window menu. </text:p>
      <text:p text:style-name="Text_20_body"><text:soft-page-break/>To close a window and remove it from the desktop, click the Window menu button or display the Window menu and choose Close. <text:bookmark text:name="indexterm-30"/></text:p>
      <text:p text:style-name="Text_20_body">Click the minimize button to turn the window into a window icon. To restore a window from its icon, click the icon <text:span text:style-name="T7">on the desktop</text:span>. <text:bookmark text:name="indexterm-32"/></text:p>
      <text:p text:style-name="Text_20_body">The title bar shows the name of the application that owns the window. Select a window by clicking its title bar. You can move a window by dragging its title bar. </text:p>
      <text:h text:style-name="Heading_20_3" text:outline-level="3">To Close an Application Window</text:h>
      <text:p text:style-name="P10"><text:bookmark text:name="indexterm-40"/><text:bookmark text:name="indexterm-39"/>Closing an application window removes it from <text:span text:style-name="T8">the desktop</text:span>. Closing an application is the same as quitting an application on other systems. </text:p>
      <text:p text:style-name="P10">Caution:</text:p>
      <text:p text:style-name="P10">Before closing an application window, save your work. In most applications you can do this by choosing Save from the File menu.</text:p>
      <text:p text:style-name="P10">- Choose Close from the application's File menu.</text:p>
      <text:p text:style-name="P10"><text:span text:style-name="T14">- </text:span><text:span text:style-name="T2">Or</text:span>, click the Window <text:span text:style-name="T8">close</text:span> button (in the upper left corner of the application's window). </text:p>
      <text:h text:style-name="Heading_20_2" text:outline-level="2">Using Controls in Application Windows</text:h>
      <text:p text:style-name="Text_20_body">Windows and dialog boxes contain controls that help you work with applications. You use controls to manipulate objects, select choices, or type information.</text:p>
      <text:p text:style-name="Text_20_body">This section describes various types of controls you'll come across while using the desktop. Here's a list of the most common controls:</text:p>
      <text:p text:style-name="Text_20_body"><text:span text:style-name="T2">Buttons</text:span> initiate commands, start actions, or specify options and settings. <text:bookmark text:name="indexterm-76"/></text:p>
      <text:p text:style-name="Text_20_body"><text:span text:style-name="T2">Text fields</text:span> provide areas where you can type information. <text:bookmark text:name="indexterm-77"/></text:p>
      <text:p text:style-name="Text_20_body"><text:span text:style-name="T2">Lists</text:span> display a scrollable list of choices from which you can select. <text:bookmark text:name="indexterm-79"/></text:p>
      <text:p text:style-name="Text_20_body"><text:span text:style-name="T2">Scroll bars</text:span> enable you to scroll through a window's contents.</text:p>
      <text:h text:style-name="Heading_20_3" text:outline-level="3"><text:bookmark text:name="6jdq6q20b"/>Push Buttons</text:h>
      <text:p text:style-name="Text_20_body"><text:bookmark text:name="indexterm-81"/><text:bookmark text:name="indexterm-80"/>Choosing a push button immediately performs the associated command or action. For example, choosing an OK button applies any changes made to a dialog box then closes it.</text:p>
      <text:p text:style-name="Text_20_body">As a shortcut, many dialog boxes automatically give focus to the OK button so that you can quickly specify settings and then press Return to choose OK. </text:p>
      <text:p text:style-name="Text_20_body"/>
      <text:h text:style-name="Heading_20_3" text:outline-level="3">To Scroll the Contents of a Window</text:h>
      <text:p text:style-name="Text_20_body"><text:bookmark text:name="indexterm-91"/><text:bookmark text:name="indexterm-90"/>Windows often contain more information than you can see at one time. Use a window's scroll bar to bring the window's contents into view.</text:p>
      <text:h text:style-name="Heading_20_3" text:outline-level="3"><text:soft-page-break/>Text Fields</text:h>
      <text:p text:style-name="Text_20_body">A text field accepts information you type.</text:p>
      <text:h text:style-name="Heading_20_5" text:outline-level="5"><text:bookmark text:name="basicskills-proc-211"/>To Enter Text in a Field (Mouse)</text:h>
      <text:p text:style-name="Text_20_body"><text:bookmark text:name="basicskills-step-212"/><text:span text:style-name="T15">1. </text:span>Click the field to display the text insertion cursor.</text:p>
      <text:p text:style-name="Text_20_body"><text:bookmark text:name="basicskills-step-213"/>Type the text.</text:p>
      <text:p text:style-name="Text_20_body"><text:span text:style-name="T15">2. </text:span>In many dialog boxes, pressing Return completes the text entry and activates the default button, such as OK or Apply.</text:p>
      <text:h text:style-name="Heading_20_3" text:outline-level="3"><text:bookmark text:name="6jdq6q20g"/>To Edit Text in a Field (Mouse)</text:h>
      <text:p text:style-name="Text_20_body"><text:bookmark text:name="basicskills-step-221"/><text:bookmark text:name="basicskills-proc-220"/><text:bookmark text:name="indexterm-103"/><text:bookmark text:name="indexterm-102"/><text:span text:style-name="T15">1. </text:span>Select the text in the field to edit: <text:bookmark text:name="indexterm-104"/></text:p>
      <text:p text:style-name="Text_20_body">Characters - Drag from the first character to the last character <text:bookmark text:name="indexterm-105"/></text:p>
      <text:p text:style-name="Text_20_body">Word - Double-click the word</text:p>
      <text:p text:style-name="Text_20_body">Line - Triple-click the line</text:p>
      <text:p text:style-name="Text_20_body">Multiline - Quadruple-click the field</text:p>
      <text:p text:style-name="Text_20_body">To deselect text, click an empty area in the window.</text:p>
      <text:p text:style-name="Text_20_body"><text:bookmark text:name="basicskills-step-222"/><text:span text:style-name="T15">2. </text:span>Type the replacement text.</text:p>
      <text:p text:style-name="Standard"/>
      <text:h text:style-name="Heading_20_2" text:outline-level="2">Using Menus</text:h>
      <text:p text:style-name="Text_20_body"><text:bookmark text:name="indexterm-106"/>Menus provide access to commands you use to manage windows and operate software applications.</text:p>
      <text:p text:style-name="Text_20_body">Choosing a menu item performs an associated action on the currently selected object. For example, when you select a window and choose Minimize from its Window menu, the window becomes an icon.</text:p>
      <text:p text:style-name="Text_20_body">Menu items that appear dimmed are available only under certain conditions. For example, the Window menu's Restore item is available only when the window is an icon.</text:p>
      <text:p text:style-name="P10">Menus you'll use on the desktop include:</text:p>
      <text:p text:style-name="P10">- Menus that you “pull down” from an application's menu bar by clicking the menu's name or typing Alt and its <text:span text:style-name="T2">mnemonic</text:span>. A mnemonic is an underlined character in a menu or item name. </text:p>
      <text:h text:style-name="Heading_20_2" text:outline-level="2">Getting Help</text:h>
      <text:p text:style-name="Text_20_body"><text:bookmark text:name="indexterm-159"/><text:bookmark text:name="indexterm-158"/><text:bookmark text:name="indexterm-157"/><text:bookmark text:name="indexterm-156"/>You can request help by: <text:bookmark text:name="indexterm-160"/></text:p>
      <text:p text:style-name="Text_20_body">- Pressing the Help key <text:bookmark text:name="indexterm-162"/><text:bookmark text:name="indexterm-161"/></text:p>
      <text:p text:style-name="Text_20_body">- Choosing an item from an application's Help menu</text:p>
      <text:p text:style-name="Text_20_body">- Clicking the Help button in a dialog box</text:p>
      <text:p text:style-name="P10">- Opening the Help Manager to browse all the available help</text:p>
      <text:p text:style-name="P10"/>
      <text:h text:style-name="Heading_20_3" text:outline-level="3"><text:bookmark text:name="6jdq6q215"/><text:soft-page-break/>Help Menu</text:h>
      <text:p text:style-name="Text_20_body">Most applications have a Help menu for requesting specific kinds of help. <text:bookmark text:name="indexterm-163"/></text:p>
      <text:h text:style-name="Heading_20_3" text:outline-level="3">To Display <text:span text:style-name="T11">the</text:span> Clock</text:h>
      <text:p text:style-name="Text_20_body">The Links subpanel of the Front Panel contains a Clock control. When you click the control, the digital clock <text:span text:style-name="T10">is displayed </text:span>on the desktop. The Digital Clock application displays the time and date. This application can be left on your Workspace permanently. </text:p>
      <text:h text:style-name="Heading_20_2" text:outline-level="2">Introducing the File Manager Window and Desktop</text:h>
      <text:p text:style-name="Text_20_body">The File Manager main window is a view of a folder on your system. The folder you are currently viewing is called the <text:span text:style-name="T2">current folder</text:span>. </text:p>
      <text:p text:style-name="Text_20_body">- Menu bar and menus - Contains the commands available in File Manager</text:p>
      <text:p text:style-name="Text_20_body">- Object viewing area - Shows the objects (files and folders) in the current working folder</text:p>
      <text:p text:style-name="Text_20_body">- Object icons - Uses icons to represent the files and folders in the current folder</text:p>
      <text:h text:style-name="Heading_20_2" text:outline-level="2"><text:bookmark text:name="6jdq6q23s"/>Basic File System Concepts</text:h>
      <text:p text:style-name="Text_20_body">This section describes basic file system concepts. <text:bookmark text:name="filemanager-ix338"/><text:bookmark text:name="filemanager-ix337"/><text:bookmark text:name="filemanager-ix336"/></text:p>
      <text:h text:style-name="Heading_20_3" text:outline-level="3"><text:bookmark text:name="auto30"/>Files</text:h>
      <text:p text:style-name="Text_20_body">A <text:span text:style-name="T2">file</text:span> is a container that holds information. Most of the files you use contain information (data) in some particular format—a document, a spreadsheet, a chart. The format is the particular way the data is arranged inside the file. The format of a file is known as its <text:span text:style-name="T2">data type</text:span>.</text:p>
      <text:p text:style-name="Text_20_body">When File Manager is in one of its icon-view modes, you can identify the data type of a file by the icon used to represent the file. Each data type has a different icon.</text:p>
      <text:p text:style-name="Text_20_body">Most application programs understand a limited number of data types. For example, a document editor probably cannot read a spreadsheet file. The desktop helps you recognize different types of files using a data-type database. In most cases, when you double-click a file, the desktop will automatically launch the application that understands that file's data type.</text:p>
      <text:p text:style-name="Text_20_body">The maximum allowable length of a file name varies from system to system. Some operating systems do not allow file names longer than 14 characters. If necessary, consult with your system administrator.</text:p>
      <text:h text:style-name="Heading_20_3" text:outline-level="3"><text:bookmark text:name="filemanager-4"/>Folders</text:h>
      <text:p text:style-name="Text_20_body"><text:bookmark text:name="filemanager-ix340"/><text:bookmark text:name="filemanager-ix339"/>A <text:span text:style-name="T2">folder</text:span> is a container for files, similar to a folder in a file cabinet. In fact, File Manager uses a folder icon to represent a folder. A folder can contain other folders—sometimes called subfolders. With folders and subfolders, you can create multiple layers of organization that form a hierarchy. In other contexts, folders are often referred to as <text:span text:style-name="T2">directories</text:span>. <text:bookmark text:name="filemanager-ix341"/></text:p>
      <text:p text:style-name="Text_20_body">Within any single folder, each file name must be unique. However, files in different folders may have the same name. </text:p>
      <text:p text:style-name="Text_20_body"><text:soft-page-break/>As you navigate from folder to folder, your current location is referred to as the <text:span text:style-name="T2">current folder</text:span>. <text:bookmark text:name="filemanager-ix342"/></text:p>
      <text:h text:style-name="Heading_20_3" text:outline-level="3"><text:bookmark text:name="filemanager-5"/>Objects</text:h>
      <text:p text:style-name="Text_20_body">Since files and folders are both represented in File Manager as icons, the term <text:span text:style-name="T2">object</text:span> is used to describe them both. Objects are discrete things on the desktop that you can create and manipulate.</text:p>
      <text:p text:style-name="Text_20_body">On the desktop, applications can also be represented as objects. For example, Application Manager contains objects representing the applications available on your system.</text:p>
      <text:h text:style-name="Heading_20_3" text:outline-level="3"><text:bookmark text:name="filemanager-6"/>Paths</text:h>
      <text:p text:style-name="Text_20_body"><text:bookmark text:name="filemanager-ix345"/><text:bookmark text:name="filemanager-ix344"/><text:bookmark text:name="filemanager-ix343"/>The location of a file is often specified by listing the folders and subfolders that lead to the file—this list is called a <text:span text:style-name="T2">path</text:span>. A file's path is visible in two places in File Manager. First it is shown in the iconic path as a string of folders. Second, it is shown in a text form in the text path line above the view area. These two areas can be turned off. (See <text:a xlink:type="simple" xlink:href="https://docs.oracle.com/cd/E19683-01/806-4743/6jdq6q260/index.html" text:style-name="Internet_20_link" text:visited-style-name="Visited_20_Internet_20_Link">To Configure the Headers</text:a> for more information.)</text:p>
      <text:h text:style-name="Heading_20_3" text:outline-level="3"><text:bookmark text:name="filemanager-7"/>Paths and Path Names</text:h>
      <text:p text:style-name="Text_20_body">The path to an object is a way to specify where the object is located in the file system. There are two ways to specify the path: absolute path and relative path.</text:p>
      <text:h text:style-name="Heading_20_3" text:outline-level="3"><text:bookmark text:name="filemanager-8"/>Absolute Paths</text:h>
      <text:p text:style-name="Text_20_body">A path is an <text:span text:style-name="T2">absolute path</text:span> if it begins at the root folder. The <text:span text:style-name="T2">root folder</text:span> is the single common folder on your system where the hierarchy begins. If a path begins with a slash (/), it is an absolute path specified from the root folder. For example, the following is an absolute path to the file letter: <text:bookmark text:name="filemanager-ix346"/></text:p>
      <text:p text:style-name="P1"><text:s/>/usr/dt/config/letter</text:p>
      <text:h text:style-name="Heading_20_3" text:outline-level="3"><text:bookmark text:name="filemanager-9"/>Relative Paths</text:h>
      <text:p text:style-name="Text_20_body">A path is <text:span text:style-name="T2">relative</text:span> if it describes the location of a file or folder as it relates to the current folder. If you are in a folder and you want to move down the folder tree, you don't need to type the absolute path name. You can just type the path starting with the name of the next folder in the path. If a path does not begin with a slash, it is a relative path. For example, if the current folder is <text:span text:style-name="User_20_Entry">/usr/dt</text:span> and you want to move to the folder <text:span text:style-name="User_20_Entry">/usr/dt/config/letters</text:span>, you would use the following relative path: <text:bookmark text:name="filemanager-ix347"/></text:p>
      <text:p text:style-name="P1">config/letters</text:p>
      <text:p text:style-name="Text_20_body">Two special folder names are useful when specifying relative paths. The “.” folder (sometimes called “dot”) represents the current folder. The “..” folder (sometimes called “dot-dot”) represents the <text:span text:style-name="T2">parent</text:span> folder—the folder one level up in the folder hierarchy. For example, if your current folder is <text:span text:style-name="User_20_Entry">/usr/dt/config</text:span>, then the relative path to the <text:span text:style-name="User_20_Entry">Dtwm</text:span> file becomes:</text:p>
      <text:p text:style-name="P1">../app-defaults/<text:span text:style-name="Variable">language</text:span>/Dtwm</text:p>
      <text:p text:style-name="Text_20_body">because the file is in the <text:span text:style-name="User_20_Entry">/usr/dt/app-defaults/</text:span><text:span text:style-name="Variable">language</text:span> folder, one level above the current folder and in the <text:span text:style-name="User_20_Entry">app-defaults</text:span>/<text:span text:style-name="Variable">language</text:span> subfolder. </text:p>
      <text:h text:style-name="Heading_20_2" text:outline-level="2"><text:bookmark text:name="6jdq6q23t"/><text:soft-page-break/>Basic File Management Skills</text:h>
      <text:p text:style-name="Text_20_body"><text:bookmark text:name="filemanager-ix350"/><text:bookmark text:name="filemanager-ix349"/><text:bookmark text:name="filemanager-ix348"/>To get started using File Manager, you need to learn a few basic skills. Each icon in File Manager represents an object that you can manipulate in a variety of ways, including: </text:p>
      <text:p text:style-name="Text_20_body">- Object selection</text:p>
      <text:p text:style-name="Text_20_body">- Opening objects</text:p>
      <text:h text:style-name="Heading_20_3" text:outline-level="3"><text:bookmark text:name="6jdq6q23v"/>Object Selection</text:h>
      <text:p text:style-name="Text_20_body"><text:bookmark text:name="filemanager-ix358"/><text:bookmark text:name="filemanager-ix357"/><text:bookmark text:name="filemanager-ix356"/><text:bookmark text:name="filemanager-ix355"/><text:bookmark text:name="filemanager-ix354"/><text:bookmark text:name="filemanager-ix353"/><text:bookmark text:name="filemanager-ix352"/><text:bookmark text:name="filemanager-ix351"/>When you select the icon of a file or folder, its name is highlighted. Many choices in File Manager's menus apply to the currently <text:span text:style-name="T2">selected</text:span> file or folder. The Selected menu contains choices that affect only the currently selected objects. The contents of this menu will change as you select different kinds of objects in the view area. </text:p>
      <text:h text:style-name="P5" text:outline-level="5"><text:bookmark text:name="filemanager-proc-13"/>To Select a Single File or Folder (Mouse)</text:h>
      <text:p text:style-name="Text_20_body">Click once on the icon. </text:p>
      <text:h text:style-name="Heading_20_2" text:outline-level="2"><text:bookmark text:name="6jdq6q247"/>Opening a File or Folder</text:h>
      <text:p text:style-name="Text_20_body"><text:bookmark text:name="filemanager-ix400"/><text:bookmark text:name="filemanager-ix399"/>The most basic action you can perform on an object is to open it. “Open” is a very general term, and the action taken depends on the type of object you are opening. For example, opening a folder changes the File Manager view to show the contents of that folder. Opening a data file usually starts the application that created the file and loads the data file. <text:bookmark text:name="filemanager-ix409"/><text:bookmark text:name="filemanager-ix408"/><text:bookmark text:name="filemanager-ix407"/><text:bookmark text:name="filemanager-ix406"/><text:bookmark text:name="filemanager-ix405"/><text:bookmark text:name="filemanager-ix404"/><text:bookmark text:name="filemanager-ix403"/><text:bookmark text:name="filemanager-ix402"/><text:bookmark text:name="filemanager-ix401"/></text:p>
      <text:h text:style-name="Heading_20_3" text:outline-level="3"><text:bookmark text:name="filemanager-72"/>To Open a File or Folder</text:h>
      <text:p text:style-name="Text_20_body">- click the icon.</text:p>
      <text:p text:style-name="Text_20_body">clicking an icon executes the object's <text:span text:style-name="T2">default action</text:span>, which is always the first action in the Actions portion of the Selected menu. For most data files, the default action opens the file by starting the appropriate application and loading the file.</text:p>
      <text:h text:style-name="Heading_20_2" text:outline-level="2"><text:bookmark text:name="6jdq6q24g"/>Navigating to Folders and Subfolders</text:h>
      <text:p text:style-name="Text_20_body"><text:bookmark text:name="filemanager-ix440"/><text:bookmark text:name="filemanager-ix439"/><text:bookmark text:name="filemanager-ix438"/><text:bookmark text:name="filemanager-ix437"/>Each File Manager window (also called a <text:span text:style-name="T2">view</text:span>) shows the contents of a single folder. </text:p>
      <text:h text:style-name="Heading_20_2" text:outline-level="2"><text:bookmark text:name="6jdq6q24i"/>To Change to Another Folder</text:h>
      <text:p text:style-name="Text_20_body"><text:bookmark text:name="filemanager-ix441"/>You can change to another folder in any of the following ways:</text:p>
      <text:p text:style-name="Text_20_body">- click a folder icon. </text:p>
      <text:h text:style-name="Heading_20_2" text:outline-level="2" text:is-list-header="true"><text:bookmark text:name="6jdq6q24k"/>To Change to the Parent Folder </text:h>
      <text:p text:style-name="Text_20_body">- click the .. (go up) icon. <text:bookmark text:name="filemanager-ix444"/></text:p>
      <text:h text:style-name="Heading_20_2" text:outline-level="2" text:is-list-header="true"><text:soft-page-break/></text:h>
      <text:h text:style-name="Heading_20_2" text:outline-level="2"><text:bookmark text:name="6jdq6q24m"/>Executing an Action for a File or Folder</text:h>
      <text:p text:style-name="Text_20_body"><text:bookmark text:name="filemanager-ix449"/><text:bookmark text:name="filemanager-ix448"/><text:bookmark text:name="filemanager-ix447"/>Actions act on objects, and are a basic part of working with them. For example, printing the contents of an object uses the Print action. Starting an application for a data file object uses an Open action, or some other application action.</text:p>
      <text:p text:style-name="Text_20_body">The Selected menu contains a list of commands followed by a list of actions you can use with the selected icon. The contents of the actions portion of the Selected menu change depending on the type of icon that is currently selected.</text:p>
      <text:p text:style-name="Text_20_body">The action listed at the top of the action portion of the menu (the default action) is the action that will be taken when you double-click a file or folder. In the menu shown in the figure, the default action is Open In Place.</text:p>
      <text:h text:style-name="Heading_20_3" text:outline-level="3"><text:bookmark text:name="6jdq6q24o"/>To Execute the Default Action</text:h>
      <text:p text:style-name="Text_20_body">The default action is the first action listed in the actions portion of the Selected menu.</text:p>
      <text:list xml:id="list177746331" text:style-name="L21">
        <text:list-header>
          <text:p text:style-name="P6"><text:span text:style-name="T12">C</text:span>lick the object's icon. <text:bookmark text:name="filemanager-ix451"/><text:bookmark text:name="filemanager-ix450"/></text:p>
        </text:list-header>
      </text:list>
      <text:h text:style-name="Heading_20_2" text:outline-level="2">Opening and Closing Text Editor</text:h>
      <text:p text:style-name="Text_20_body"><text:bookmark text:name="indexterm-250"/>There are several ways to start Text Editor from your desktop.</text:p>
      <text:h text:style-name="P4" text:outline-level="3"><text:bookmark text:name="6jdq6q2be"/>To Open Text Editor</text:h>
      <text:p text:style-name="Text_20_body">click the Text Editor control.<text:bookmark text:name="indexterm-251"/> <text:bookmark text:name="indexterm-252"/></text:p>
      <text:list xml:id="list2838272938" text:style-name="L22">
        <text:list-header>
          <text:p text:style-name="P7"/>
        </text:list-header>
      </text:list>
      <text:h text:style-name="P4" text:outline-level="3"><text:bookmark text:name="6jdq6q2bf"/>To Close Text Editor</text:h>
      <text:p text:style-name="Text_20_body"><text:bookmark text:name="indexterm-253"/><text:bookmark text:name="texteditor-proc-240"/>Choose Close from the File menu or press Alt+F4.</text:p>
      <text:h text:style-name="Heading_20_2" text:outline-level="2"><text:bookmark text:name="6jdq6q2bg"/>Text Editor Window</text:h>
      <text:p text:style-name="Text_20_body"><text:bookmark text:name="indexterm-254"/>You create and edit a document in the Text Editor window. The title bar displays the name of the current document. A new document is named (UNTITLED). </text:p>
      <text:h text:style-name="Heading_20_3" text:outline-level="3"><text:bookmark text:name="6jdq6q2bj"/>Opening and Saving Documents </text:h>
      <text:p text:style-name="Text_20_body"><text:bookmark text:name="indexterm-258"/><text:bookmark text:name="indexterm-257"/>You can create a new document or open an existing document. Opening a document displays the contents of a selected file in the Text Editor window.</text:p>
      <text:p text:style-name="Text_20_body">Saving a document stores the edited contents into a file. You can save a document to its original file or to a new file. </text:p>
      <text:p text:style-name="Text_20_body">You can choose that Text Editor maintains a file containing the previously saved version of a file each time it performs a save during the current session. </text:p>
      <text:h text:style-name="Heading_20_3" text:outline-level="3"><text:bookmark text:name="6jdq6q2bo"/><text:soft-page-break/>Opening an Existing Document</text:h>
      <text:p text:style-name="Text_20_body">You can open an existing document in these ways: <text:bookmark text:name="indexterm-267"/><text:bookmark text:name="indexterm-266"/></text:p>
      <text:p text:style-name="Text_20_body"><text:span text:style-name="T16">- </text:span>Open the document in Text Editor.</text:p>
      <text:p text:style-name="Text_20_body">- Select the file icon in File Manager and choose Open from the File Manager Selected menu.</text:p>
      <text:p text:style-name="Text_20_body">- Double-click the file icon in File Manager.</text:p>
      <text:h text:style-name="Heading_20_3" text:outline-level="3"><text:bookmark text:name="texteditor-265"/>To Open an Existing Document from Text Editor</text:h>
      <text:p text:style-name="Text_20_body"><text:bookmark text:name="texteditor-step-267"/><text:bookmark text:name="texteditor-proc-266"/><text:span text:style-name="T16">1. </text:span>Choose Open from the File menu.</text:p>
      <text:p text:style-name="Text_20_body">The Open a File dialog box lists files and folders in your current folder. You can browse the documents listed, or change to a new folder to locate other files on your system.</text:p>
      <text:p text:style-name="Text_20_body"><text:span text:style-name="T16">2. </text:span>Select the name of the document you want to open, or type the document name in the Enter file name field.</text:p>
      <text:p text:style-name="Text_20_body"><text:span text:style-name="T16">3. </text:span>Press Return or click OK. </text:p>
      <text:h text:style-name="Heading_20_2" text:outline-level="2"><text:bookmark text:name="6jdq6q2bq"/>Entering Text</text:h>
      <text:p text:style-name="Text_20_body"><text:bookmark text:name="indexterm-273"/><text:bookmark text:name="indexterm-272"/>As you create a document, you type and edit text. A cursor (<text:span text:style-name="Teletype">I</text:span>) shows your current position. </text:p>
      <text:h text:style-name="Heading_20_3" text:outline-level="3"><text:bookmark text:name="6jdq6q2bs"/>To Enter New Text</text:h>
      <text:list xml:id="list159046460" text:style-name="L28">
        <text:list-header>
          <text:p text:style-name="P8"><text:bookmark text:name="texteditor-proc-285"/>Click in the document and start typing. </text:p>
        </text:list-header>
      </text:list>
      <text:p text:style-name="Text_20_body">To start a new line, press Return. </text:p>
      <text:p text:style-name="Text_20_body">To start a paragraph, press Return twice.</text:p>
      <text:h text:style-name="Heading_20_2" text:outline-level="2">Calendar Startup</text:h>
      <text:p text:style-name="Text_20_body">You can start Calendar in one way:</text:p>
      <text:list xml:id="list2036706871" text:style-name="L29">
        <text:list-header>
          <text:p text:style-name="P9"><text:bookmark text:name="calendar-proc-1"/>Click the Calendar control in the Front Panel. <text:bookmark text:name="calendar-ix1081"/><text:bookmark text:name="calendar-ix1082"/><text:bookmark text:name="calendar-ix1083"/><text:bookmark text:name="calendar-ix1084"/></text:p>
        </text:list-header>
      </text:list>
      <text:h text:style-name="Heading_20_2" text:outline-level="2"><text:bookmark text:name="6jdq6q2dg"/>Calendar Main Window</text:h>
      <text:p text:style-name="Text_20_body">The menus and tool bar controls are at the top of the main window. The selected Calendar view is displayed in the lower part of the main window. </text:p>
      <text:h text:style-name="Heading_20_3" text:outline-level="3">Month View</text:h>
      <text:p text:style-name="Text_20_body">Month view displays the calendar you are viewing with one month's appointments in the window. The selected day is highlighted. </text:p>
      <text:h text:style-name="Heading_20_2" text:outline-level="2">Default Desktop Terminal Emulator</text:h>
      <text:p text:style-name="Text_20_body">The default terminal emulator on the desktop is <text:span text:style-name="User_20_Entry">dtterm</text:span>. The <text:span text:style-name="User_20_Entry">dtterm</text:span> terminal emulator emulates that portion of the VT220 terminal that is consistent with ANSI and ISO standards. </text:p>
      <text:h text:style-name="Heading_20_2" text:outline-level="2"><text:soft-page-break/>Starting and Quitting Image Viewer</text:h>
      <text:p text:style-name="P11">There <text:span text:style-name="T13">is one way</text:span> to start Image Viewer:</text:p>
      <text:p text:style-name="P11">- From Application Manager</text:p>
      <text:h text:style-name="Heading_20_2" text:outline-level="2">Viewing Images</text:h>
      <text:p text:style-name="Text_20_body">With Image Viewer, you can view, the file formats of monochrome and color images and PostScript files.</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1T21:11:38.310743175</meta:creation-date>
    <meta:generator>LibreOffice/6.4.6.2$Linux_X86_64 LibreOffice_project/40$Build-2</meta:generator>
    <dc:date>2021-01-12T20:25:15.170151434</dc:date>
    <meta:editing-duration>PT1H9M32S</meta:editing-duration>
    <meta:editing-cycles>27</meta:editing-cycles>
    <meta:document-statistic meta:table-count="0" meta:image-count="0" meta:object-count="0" meta:page-count="9" meta:paragraph-count="174" meta:word-count="2610" meta:character-count="15004" meta:non-whitespace-character-count="12519"/>
  </office:meta>
</office:document-meta>
</file>